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28c6f" officeooo:paragraph-rsid="00028c6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d411f" officeooo:paragraph-rsid="000d411f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ca88c" officeooo:paragraph-rsid="001ca88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63a97c" officeooo:paragraph-rsid="0063a97c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0d411f" officeooo:paragraph-rsid="000d411f"/>
    </style:style>
    <style:style style:name="P6" style:family="paragraph" style:parent-style-name="Standard">
      <style:text-properties officeooo:rsid="0017c3ee" officeooo:paragraph-rsid="0017c3ee"/>
    </style:style>
    <style:style style:name="P7" style:family="paragraph" style:parent-style-name="Standard">
      <style:text-properties officeooo:rsid="003b02fd" officeooo:paragraph-rsid="005d4c8d"/>
    </style:style>
    <style:style style:name="P8" style:family="paragraph" style:parent-style-name="Standard">
      <style:text-properties officeooo:rsid="0042c446" officeooo:paragraph-rsid="0042c446"/>
    </style:style>
    <style:style style:name="P9" style:family="paragraph" style:parent-style-name="Standard">
      <style:text-properties officeooo:rsid="0044f40c" officeooo:paragraph-rsid="0044f40c"/>
    </style:style>
    <style:style style:name="P10" style:family="paragraph" style:parent-style-name="Standard" style:list-style-name="L1">
      <style:text-properties officeooo:rsid="0003d846" officeooo:paragraph-rsid="0003d846"/>
    </style:style>
    <style:style style:name="P11" style:family="paragraph" style:parent-style-name="Standard" style:list-style-name="L1">
      <style:text-properties officeooo:rsid="00050358" officeooo:paragraph-rsid="00050358"/>
    </style:style>
    <style:style style:name="P12" style:family="paragraph" style:parent-style-name="Standard" style:list-style-name="L1">
      <style:text-properties officeooo:rsid="00088917" officeooo:paragraph-rsid="00088917"/>
    </style:style>
    <style:style style:name="P13" style:family="paragraph" style:parent-style-name="Standard" style:list-style-name="L1">
      <style:text-properties officeooo:rsid="000931ae" officeooo:paragraph-rsid="000931ae"/>
    </style:style>
    <style:style style:name="P14" style:family="paragraph" style:parent-style-name="Standard" style:list-style-name="L2">
      <style:text-properties officeooo:rsid="00103813" officeooo:paragraph-rsid="00103813"/>
    </style:style>
    <style:style style:name="P15" style:family="paragraph" style:parent-style-name="Standard" style:list-style-name="L2">
      <style:text-properties officeooo:rsid="00109d3f" officeooo:paragraph-rsid="00109d3f"/>
    </style:style>
    <style:style style:name="P16" style:family="paragraph" style:parent-style-name="Standard" style:list-style-name="L2">
      <style:text-properties officeooo:rsid="001242e0" officeooo:paragraph-rsid="001242e0"/>
    </style:style>
    <style:style style:name="P17" style:family="paragraph" style:parent-style-name="Standard" style:list-style-name="L2">
      <style:text-properties officeooo:rsid="00132fc4" officeooo:paragraph-rsid="00132fc4"/>
    </style:style>
    <style:style style:name="P18" style:family="paragraph" style:parent-style-name="Standard" style:list-style-name="L2">
      <style:text-properties officeooo:rsid="00150448" officeooo:paragraph-rsid="00150448"/>
    </style:style>
    <style:style style:name="P19" style:family="paragraph" style:parent-style-name="Standard" style:list-style-name="L2">
      <style:text-properties officeooo:rsid="0017c3ee" officeooo:paragraph-rsid="0017c3ee"/>
    </style:style>
    <style:style style:name="P20" style:family="paragraph" style:parent-style-name="Standard" style:list-style-name="L3">
      <style:text-properties officeooo:rsid="0020f7e9" officeooo:paragraph-rsid="0020f7e9"/>
    </style:style>
    <style:style style:name="P21" style:family="paragraph" style:parent-style-name="Standard" style:list-style-name="L3">
      <style:text-properties officeooo:rsid="00219bc8" officeooo:paragraph-rsid="00219bc8"/>
    </style:style>
    <style:style style:name="P22" style:family="paragraph" style:parent-style-name="Standard" style:list-style-name="L3">
      <style:text-properties officeooo:rsid="002487e5" officeooo:paragraph-rsid="002487e5"/>
    </style:style>
    <style:style style:name="P23" style:family="paragraph" style:parent-style-name="Standard" style:list-style-name="L3">
      <style:text-properties officeooo:rsid="002beb59" officeooo:paragraph-rsid="002beb59"/>
    </style:style>
    <style:style style:name="P24" style:family="paragraph" style:parent-style-name="Standard" style:list-style-name="L3">
      <style:text-properties officeooo:rsid="002e13c6" officeooo:paragraph-rsid="002e13c6"/>
    </style:style>
    <style:style style:name="P25" style:family="paragraph" style:parent-style-name="Standard" style:list-style-name="L3">
      <style:text-properties officeooo:rsid="00347583" officeooo:paragraph-rsid="00347583"/>
    </style:style>
    <style:style style:name="P26" style:family="paragraph" style:parent-style-name="Standard" style:list-style-name="L3">
      <style:text-properties officeooo:rsid="003b02fd" officeooo:paragraph-rsid="003b02fd"/>
    </style:style>
    <style:style style:name="P27" style:family="paragraph" style:parent-style-name="Standard" style:list-style-name="L3">
      <style:text-properties officeooo:rsid="004b2324" officeooo:paragraph-rsid="004b2324"/>
    </style:style>
    <style:style style:name="P28" style:family="paragraph" style:parent-style-name="Standard" style:list-style-name="L3">
      <style:text-properties officeooo:rsid="00549bbf" officeooo:paragraph-rsid="00549bbf"/>
    </style:style>
    <style:style style:name="P29" style:family="paragraph" style:parent-style-name="Standard" style:list-style-name="L3">
      <style:text-properties officeooo:rsid="005d4c8d" officeooo:paragraph-rsid="005d4c8d"/>
    </style:style>
    <style:style style:name="P30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5c3a0" officeooo:paragraph-rsid="0065c3a0" style:font-style-asian="italic" style:font-weight-asian="bold" style:font-style-complex="italic" style:font-weight-complex="bold"/>
    </style:style>
    <style:style style:name="P31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880e2" officeooo:paragraph-rsid="006880e2" style:font-style-asian="italic" style:font-weight-asian="bold" style:font-style-complex="italic" style:font-weight-complex="bold"/>
    </style:style>
    <style:style style:name="P32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be3e3" officeooo:paragraph-rsid="006be3e3" style:font-style-asian="italic" style:font-weight-asian="bold" style:font-style-complex="italic" style:font-weight-complex="bold"/>
    </style:style>
    <style:style style:name="P33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e5e75" officeooo:paragraph-rsid="006e5e75" style:font-style-asian="italic" style:font-weight-asian="bold" style:font-style-complex="italic" style:font-weight-complex="bold"/>
    </style:style>
    <style:style style:name="P34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0e3c4" officeooo:paragraph-rsid="0070e3c4" style:font-style-asian="italic" style:font-weight-asian="bold" style:font-style-complex="italic" style:font-weight-complex="bold"/>
    </style:style>
    <style:style style:name="P35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825d5" officeooo:paragraph-rsid="007825d5" style:font-style-asian="italic" style:font-weight-asian="bold" style:font-style-complex="italic" style:font-weight-complex="bold"/>
    </style:style>
    <style:style style:name="P36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915c7" officeooo:paragraph-rsid="007915c7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style:text-underline-style="solid" style:text-underline-width="auto" style:text-underline-color="font-color" fo:font-weight="bold" officeooo:rsid="0089abd8" officeooo:paragraph-rsid="0089abd8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style:text-underline-style="solid" style:text-underline-width="auto" style:text-underline-color="font-color" fo:font-weight="bold" officeooo:rsid="0092fb2f" officeooo:paragraph-rsid="0092fb2f" style:font-style-asian="italic" style:font-weight-asian="bold" style:font-style-complex="italic" style:font-weight-complex="bold"/>
    </style:style>
    <style:style style:name="P39" style:family="paragraph" style:parent-style-name="Standard" style:list-style-name="L4">
      <style:text-properties fo:font-style="normal" style:text-underline-style="none" fo:font-weight="normal" officeooo:rsid="007ce57b" officeooo:paragraph-rsid="007ce57b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font-style="normal" style:text-underline-style="none" fo:font-weight="normal" officeooo:rsid="007f6971" officeooo:paragraph-rsid="007f6971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style:text-underline-style="none" fo:font-weight="normal" officeooo:rsid="008d5833" officeooo:paragraph-rsid="008d5833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text-properties fo:font-style="normal" style:text-underline-style="none" fo:font-weight="normal" officeooo:rsid="00962900" officeooo:paragraph-rsid="00962900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text-properties fo:font-style="normal" style:text-underline-style="none" fo:font-weight="normal" officeooo:rsid="0098dea0" officeooo:paragraph-rsid="0098dea0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text-properties fo:font-style="normal" style:text-underline-style="none" fo:font-weight="normal" officeooo:rsid="009edfcb" officeooo:paragraph-rsid="009edfcb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text-properties fo:font-style="normal" style:text-underline-style="none" fo:font-weight="normal" officeooo:rsid="00a283d4" officeooo:paragraph-rsid="00a283d4" style:font-style-asian="normal" style:font-weight-asian="normal" style:font-style-complex="normal" style:font-weight-complex="normal"/>
    </style:style>
    <style:style style:name="P50" style:family="paragraph" style:parent-style-name="Standard" style:list-style-name="L6">
      <style:text-properties fo:font-style="normal" style:text-underline-style="none" fo:font-weight="normal" officeooo:rsid="00a57e0f" officeooo:paragraph-rsid="00a57e0f" style:font-style-asian="normal" style:font-weight-asian="normal" style:font-style-complex="normal" style:font-weight-complex="normal"/>
    </style:style>
    <style:style style:name="P51" style:family="paragraph" style:parent-style-name="Standard" style:list-style-name="L6">
      <style:text-properties fo:font-style="normal" style:text-underline-style="none" fo:font-weight="normal" officeooo:rsid="00a79810" officeooo:paragraph-rsid="00a79810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text-properties fo:font-style="normal" style:text-underline-style="none" fo:font-weight="normal" officeooo:rsid="00ae3b4c" officeooo:paragraph-rsid="00ae3b4c" style:font-style-asian="normal" style:font-weight-asian="normal" style:font-style-complex="normal" style:font-weight-complex="normal"/>
    </style:style>
    <style:style style:name="P53" style:family="paragraph" style:parent-style-name="Standard" style:list-style-name="L6">
      <style:text-properties fo:font-style="normal" style:text-underline-style="none" fo:font-weight="normal" officeooo:rsid="00b77a9e" officeooo:paragraph-rsid="00b77a9e" style:font-style-asian="normal" style:font-weight-asian="normal" style:font-style-complex="normal" style:font-weight-complex="normal"/>
    </style:style>
    <style:style style:name="P54" style:family="paragraph" style:parent-style-name="Standard" style:list-style-name="L6">
      <style:text-properties fo:font-style="normal" style:text-underline-style="none" fo:font-weight="normal" officeooo:rsid="00bb8ae7" officeooo:paragraph-rsid="00bb8ae7" style:font-style-asian="normal" style:font-weight-asian="normal" style:font-style-complex="normal" style:font-weight-complex="normal"/>
    </style:style>
    <style:style style:name="P55" style:family="paragraph" style:parent-style-name="Standard" style:list-style-name="L6">
      <style:text-properties fo:font-style="normal" style:text-underline-style="none" fo:font-weight="normal" officeooo:rsid="00c07d42" officeooo:paragraph-rsid="00c07d42" style:font-style-asian="normal" style:font-weight-asian="normal" style:font-style-complex="normal" style:font-weight-complex="normal"/>
    </style:style>
    <style:style style:name="P56" style:family="paragraph" style:parent-style-name="Standard" style:list-style-name="L6">
      <style:text-properties fo:font-style="normal" style:text-underline-style="none" fo:font-weight="normal" officeooo:rsid="00c36c73" officeooo:paragraph-rsid="00c36c73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text-properties fo:font-style="normal" style:text-underline-style="none" fo:font-weight="normal" officeooo:rsid="00c8990a" officeooo:paragraph-rsid="00c8990a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d1959f" officeooo:paragraph-rsid="00d1959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officeooo:rsid="0042c446" officeooo:paragraph-rsid="0042c446"/>
    </style:style>
    <style:style style:name="P62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officeooo:rsid="0005195f"/>
    </style:style>
    <style:style style:name="T2" style:family="text">
      <style:text-properties officeooo:rsid="00097606"/>
    </style:style>
    <style:style style:name="T3" style:family="text">
      <style:text-properties officeooo:rsid="0012cab8"/>
    </style:style>
    <style:style style:name="T4" style:family="text">
      <style:text-properties officeooo:rsid="0014afad"/>
    </style:style>
    <style:style style:name="T5" style:family="text">
      <style:text-properties officeooo:rsid="001658aa"/>
    </style:style>
    <style:style style:name="T6" style:family="text">
      <style:text-properties officeooo:rsid="00194395"/>
    </style:style>
    <style:style style:name="T7" style:family="text">
      <style:text-properties officeooo:rsid="00231b90"/>
    </style:style>
    <style:style style:name="T8" style:family="text">
      <style:text-properties officeooo:rsid="0024ae9e"/>
    </style:style>
    <style:style style:name="T9" style:family="text">
      <style:text-properties officeooo:rsid="002c60b5"/>
    </style:style>
    <style:style style:name="T10" style:family="text">
      <style:text-properties officeooo:rsid="002e8863"/>
    </style:style>
    <style:style style:name="T11" style:family="text">
      <style:text-properties officeooo:rsid="002fdba8"/>
    </style:style>
    <style:style style:name="T12" style:family="text">
      <style:text-properties officeooo:rsid="0034beb2"/>
    </style:style>
    <style:style style:name="T13" style:family="text">
      <style:text-properties officeooo:rsid="0037c134"/>
    </style:style>
    <style:style style:name="T14" style:family="text">
      <style:text-properties officeooo:rsid="003b145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4c370d"/>
    </style:style>
    <style:style style:name="T17" style:family="text">
      <style:text-properties officeooo:rsid="004de355"/>
    </style:style>
    <style:style style:name="T18" style:family="text">
      <style:text-properties officeooo:rsid="00551ef8"/>
    </style:style>
    <style:style style:name="T19" style:family="text">
      <style:text-properties officeooo:rsid="005d608e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66f8a6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813b8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9d31f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6bcc99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cba7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f3419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fe972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ffdc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7043b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72352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74230d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75d784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77c8a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79393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7a5fa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officeooo:rsid="007dd84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0" style:family="text">
      <style:text-properties officeooo:rsid="008160eb"/>
    </style:style>
    <style:style style:name="T41" style:family="text">
      <style:text-properties officeooo:rsid="00862f42"/>
    </style:style>
    <style:style style:name="T42" style:family="text">
      <style:text-properties officeooo:rsid="008f33a8"/>
    </style:style>
    <style:style style:name="T43" style:family="text">
      <style:text-properties officeooo:rsid="0097919f"/>
    </style:style>
    <style:style style:name="T44" style:family="text">
      <style:text-properties officeooo:rsid="009cc281"/>
    </style:style>
    <style:style style:name="T45" style:family="text">
      <style:text-properties officeooo:rsid="009ddacc"/>
    </style:style>
    <style:style style:name="T46" style:family="text">
      <style:text-properties officeooo:rsid="00a10961"/>
    </style:style>
    <style:style style:name="T47" style:family="text">
      <style:text-properties officeooo:rsid="00a3b5dc"/>
    </style:style>
    <style:style style:name="T48" style:family="text">
      <style:text-properties officeooo:rsid="00a59961"/>
    </style:style>
    <style:style style:name="T49" style:family="text">
      <style:text-properties officeooo:rsid="00a9b798"/>
    </style:style>
    <style:style style:name="T50" style:family="text">
      <style:text-properties officeooo:rsid="00afe7c5"/>
    </style:style>
    <style:style style:name="T51" style:family="text">
      <style:text-properties officeooo:rsid="00b1669b"/>
    </style:style>
    <style:style style:name="T52" style:family="text">
      <style:text-properties officeooo:rsid="00b9d08e"/>
    </style:style>
    <style:style style:name="T53" style:family="text">
      <style:text-properties officeooo:rsid="00bd3bd0"/>
    </style:style>
    <style:style style:name="T54" style:family="text">
      <style:text-properties officeooo:rsid="00c1cdb7"/>
    </style:style>
    <style:style style:name="T55" style:family="text">
      <style:text-properties officeooo:rsid="00c48858"/>
    </style:style>
    <style:style style:name="T56" style:family="text">
      <style:text-properties officeooo:rsid="00ca28b7"/>
    </style:style>
    <style:style style:name="T57" style:family="text">
      <style:text-properties officeooo:rsid="00ccc8a9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list xml:id="list713037089" text:style-name="L1">
        <text:list-item>
          <text:p text:style-name="P10">Python is a popular programming language.</text:p>
        </text:list-item>
        <text:list-item>
          <text:p text:style-name="P11">It was created by “Guido <text:span text:style-name="T1">Van Rossum”.</text:span></text:p>
        </text:list-item>
        <text:list-item>
          <text:p text:style-name="P12">Python programming language was released in year 1991.</text:p>
        </text:list-item>
        <text:list-item>
          <text:p text:style-name="P13">It is used for: <text:s/><text:span text:style-name="T2">web development, software development, mathematics and system scripting.</text:span></text:p>
        </text:list-item>
      </text:list>
      <text:p text:style-name="P5"/>
      <text:p text:style-name="P2">Uses:</text:p>
      <text:list xml:id="list2265029212" text:style-name="L2">
        <text:list-item>
          <text:p text:style-name="P14">Python can be used with Database Systems.</text:p>
        </text:list-item>
        <text:list-item>
          <text:p text:style-name="P15">Python can also read and modify files.</text:p>
        </text:list-item>
        <text:list-item>
          <text:p text:style-name="P16">Python can be used to handle big data <text:span text:style-name="T3">and perform complex mathematics.</text:span></text:p>
        </text:list-item>
        <text:list-item>
          <text:p text:style-name="P17">Python can be used for repaid prototyping <text:span text:style-name="T4">or for production ready software development.</text:span></text:p>
        </text:list-item>
        <text:list-item>
          <text:p text:style-name="P18">Pyt<text:span text:style-name="T5">h</text:span>on can be used alongside <text:span text:style-name="T5">software to create workflows.</text:span></text:p>
        </text:list-item>
        <text:list-item>
          <text:p text:style-name="P19">Python can be use on server side <text:span text:style-name="T6">to create web applications.</text:span></text:p>
        </text:list-item>
      </text:list>
      <text:p text:style-name="P6"/>
      <text:p text:style-name="P3">Why to Choose Python:</text:p>
      <text:list xml:id="list668129435" text:style-name="L3">
        <text:list-item>
          <text:p text:style-name="P20">Python works on many platforms. Like Windows, Mac and Linux.</text:p>
        </text:list-item>
        <text:list-item>
          <text:p text:style-name="P21">Python has a simple syntax <text:span text:style-name="T7">similar to English language.</text:span></text:p>
        </text:list-item>
        <text:list-item>
          <text:p text:style-name="P22">Python executes on <text:span text:style-name="T8">interpreter system, it means that code be executed as they have been written.</text:span></text:p>
        </text:list-item>
        <text:list-item>
          <text:p text:style-name="P23">Python has syntax that <text:span text:style-name="T9">allows developers to write the program with fewer lines than some other programming languages.</text:span></text:p>
        </text:list-item>
        <text:list-item>
          <text:p text:style-name="P24">Python can be treated in <text:span text:style-name="T10">procedural</text:span> way, <text:span text:style-name="T11">an object oriented way and or a functional way.</text:span></text:p>
        </text:list-item>
        <text:list-item>
          <text:p text:style-name="P25">It is possible to write pytho<text:span text:style-name="T12">n</text:span> code by using Integrated Development Environment <text:span text:style-name="T13">(IDE).</text:span></text:p>
        </text:list-item>
        <text:list-item>
          <text:p text:style-name="P26">Some of the popular Python IDEs are: <text:a xlink:type="simple" xlink:href="https://www.jetbrains.com/pycharm/" text:style-name="Internet_20_link" text:visited-style-name="Visited_20_Internet_20_Link"><text:span text:style-name="T14">PyCharm</text:span></text:a><text:span text:style-name="T14">, </text:span><text:a xlink:type="simple" xlink:href="https://www.eclipse.org/ide/" text:style-name="Internet_20_link" text:visited-style-name="Visited_20_Internet_20_Link"><text:span text:style-name="T14">Eclipse</text:span></text:a><text:span text:style-name="T14"> and </text:span><text:a xlink:type="simple" xlink:href="https://netbeans.apache.org/" text:style-name="Internet_20_link" text:visited-style-name="Visited_20_Internet_20_Link"><text:span text:style-name="T14">Netbeans</text:span></text:a><text:span text:style-name="T14">.</text:span></text:p>
        </text:list-item>
        <text:list-item>
          <text:p text:style-name="P27">Python was designed for <text:span text:style-name="T17">readability</text:span>, <text:span text:style-name="T16">and has some similarities to the English language with influence from mathematics.</text:span></text:p>
        </text:list-item>
        <text:list-item>
          <text:p text:style-name="P28">Python relies on indentations, <text:span text:style-name="T18">using white-space to define scope such as scope of loops, functions and classes, other programming languages often use curly brackets for this purpose.</text:span></text:p>
        </text:list-item>
        <text:list-item>
          <text:p text:style-name="P29">Python uses new line to complete a command <text:span text:style-name="T19">as opposed to other programming languages which often use semicolons or parentheses.</text:span></text:p>
        </text:list-item>
      </text:list>
      <text:p text:style-name="P7"/>
      <text:p text:style-name="P4">Python Syntax:</text:p>
      <text:list xml:id="list682048594" text:style-name="L4">
        <text:list-item>
          <text:p text:style-name="P30"><text:span text:style-name="T20">Python syntax can be executed by </text:span><text:span text:style-name="T21">writing directly </text:span><text:span text:style-name="T22">in the command line.</text:span></text:p>
        </text:list-item>
        <text:list-item>
          <text:p text:style-name="P31"><text:span text:style-name="T22">P</text:span><text:span text:style-name="T20">ython syntax can also be executed by </text:span><text:span text:style-name="T23">creating a python file </text:span><text:span text:style-name="T24">on the server.</text:span></text:p>
        </text:list-item>
        <text:list-item>
          <text:p text:style-name="P32"><text:span text:style-name="T24">U</text:span><text:span text:style-name="T20">sing the *.py extension </text:span><text:span text:style-name="T25">and executing on the command line.</text:span></text:p>
        </text:list-item>
        <text:list-item>
          <text:p text:style-name="P33"><text:span text:style-name="T25">I</text:span><text:span text:style-name="T20">ndentation refers to </text:span><text:span text:style-name="T26">the spaces at </text:span><text:span text:style-name="T27">the </text:span><text:span text:style-name="T29">beginning</text:span><text:span text:style-name="T27"> of the </text:span><text:span text:style-name="T28">code line.</text:span></text:p>
        </text:list-item>
        <text:list-item>
          <text:p text:style-name="P34"><text:span text:style-name="T28">I</text:span><text:span text:style-name="T20">n other programming languages </text:span><text:span text:style-name="T30">the indentation in code is </text:span><text:span text:style-name="T31">for </text:span><text:span text:style-name="T33">readability</text:span><text:span text:style-name="T32"> purpose.</text:span></text:p>
        </text:list-item>
        <text:list-item>
          <text:p text:style-name="P35"><text:span text:style-name="T32">T</text:span><text:span text:style-name="T20">he indentation in python is very important.</text:span></text:p>
        </text:list-item>
        <text:list-item>
          <text:p text:style-name="P36"><text:span text:style-name="T20">Python uses indentation </text:span><text:span text:style-name="T34">to indicate a </text:span><text:span text:style-name="T35">block of code.</text:span></text:p>
        </text:list-item>
        <text:list-item>
          <text:p text:style-name="P39">Python will display an <text:span text:style-name="T37">e</text:span>rro<text:span text:style-name="T37">r</text:span> if you forgot the indentation in the block of code.</text:p>
        </text:list-item>
        <text:list-item>
          <text:p text:style-name="P40">The number of spaces <text:span text:style-name="T40">has to be at least one space.</text:span></text:p>
        </text:list-item>
        <text:list-item>
          <text:p text:style-name="P41">You have to use same number of spaces <text:span text:style-name="T41">in the same block of code otherwise python will give you an error.</text:span></text:p>
        </text:list-item>
      </text:list>
      <text:p text:style-name="P42"/>
      <text:p text:style-name="P42"/>
      <text:p text:style-name="P42"/>
      <text:p text:style-name="P42"/>
      <text:p text:style-name="P37"><text:soft-page-break/>Python Variables:</text:p>
      <text:list xml:id="list1957679110" text:style-name="L5">
        <text:list-item>
          <text:p text:style-name="P43"><text:span text:style-name="T42">V</text:span>ariables are created when you assign <text:span text:style-name="T42">a value to it.</text:span></text:p>
        </text:list-item>
        <text:list-item>
          <text:p text:style-name="P44">Python has no command for declaring a variable.</text:p>
        </text:list-item>
      </text:list>
      <text:p text:style-name="P45"/>
      <text:p text:style-name="P38">Python Comments:</text:p>
      <text:list xml:id="list3512997150" text:style-name="L6">
        <text:list-item>
          <text:p text:style-name="P46">Python comments starts with (#) symbol.</text:p>
        </text:list-item>
        <text:list-item>
          <text:p text:style-name="P46">After (#) symbol every line of code will be turned into python com<text:span text:style-name="T43">m</text:span>ents.</text:p>
        </text:list-item>
        <text:list-item>
          <text:p text:style-name="P47">Python has commenting ca<text:span text:style-name="T44">pab</text:span>ility <text:span text:style-name="T45">for the purpose of in-code documentation.</text:span></text:p>
        </text:list-item>
        <text:list-item>
          <text:p text:style-name="P48">Comments can be used to explain <text:span text:style-name="T46">Python code.</text:span></text:p>
        </text:list-item>
        <text:list-item>
          <text:p text:style-name="P49">Comments can be used <text:span text:style-name="T47">to make the code more readable.</text:span></text:p>
        </text:list-item>
        <text:list-item>
          <text:p text:style-name="P50">Comments can be used to <text:span text:style-name="T48">prevent execution when testing code.</text:span></text:p>
        </text:list-item>
        <text:list-item>
          <text:p text:style-name="P51">Comments can be placed <text:span text:style-name="T49">at the end of a line, and Python will ignore the rest of the line.</text:span></text:p>
        </text:list-item>
        <text:list-item>
          <text:p text:style-name="P52">A comment <text:span text:style-name="T50">does n</text:span>ot have <text:span text:style-name="T51">to be text that explains the code, it can also be used to prevent Python from executing code.</text:span></text:p>
        </text:list-item>
        <text:list-item>
          <text:p text:style-name="P53">Python does not have <text:span text:style-name="T52">really a syntax for multi-line comments.</text:span></text:p>
        </text:list-item>
        <text:list-item>
          <text:p text:style-name="P54">To add a multi line comment <text:span text:style-name="T53">you could insert a (#) hash for each line.</text:span></text:p>
        </text:list-item>
        <text:list-item>
          <text:p text:style-name="P55">You can also use <text:span text:style-name="T54">multiline string.</text:span></text:p>
        </text:list-item>
        <text:list-item>
          <text:p text:style-name="P56">Python <text:span text:style-name="T55">will ignore string literals that are not assigned to string variables.</text:span></text:p>
        </text:list-item>
        <text:list-item>
          <text:p text:style-name="P57">You can add a multiline string <text:span text:style-name="T56">(“””) triple quotes in your code.</text:span></text:p>
        </text:list-item>
        <text:list-item>
          <text:p text:style-name="P58">As long as the string is not assigned <text:span text:style-name="T57">to a variable, Python will read the code, but then ignore it, you have made a multiline comment.</text:span></text:p>
        </text:list-item>
      </text:list>
      <text:p text:style-name="P59"/>
      <text:p text:style-name="P60">Continue From Python Variables: <text:a xlink:type="simple" xlink:href="https://www.w3schools.com/python/python_variables.asp" text:style-name="Internet_20_link" text:visited-style-name="Visited_20_Internet_20_Link">https://www.w3schools.com/python/python_variables.asp</text:a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oft-page-break/><text:span text:style-name="T39">Refs:</text:span></text:p>
      <text:p text:style-name="P8"><text:span text:style-name="T15">Python Files:</text:span> <text:a xlink:type="simple" xlink:href="https://www.w3schools.com/python/python_file_handling.asp" text:style-name="Internet_20_link" text:visited-style-name="Visited_20_Internet_20_Link">https://www.w3schools.com/python/python_file_handling.asp</text:a></text:p>
      <text:p text:style-name="P9"><text:span text:style-name="T15">Python Mysql:</text:span> <text:a xlink:type="simple" xlink:href="https://www.w3schools.com/python/python_mysql_getstarted.asp" text:style-name="Internet_20_link" text:visited-style-name="Visited_20_Internet_20_Link">https://www.w3schools.com/python/python_mysql_getstarted.asp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Title">Python Lessons<draw:custom-shape text:anchor-type="char" draw:z-index="2" draw:name="PowerPlusWaterMarkObject" draw:style-name="Mgr1" draw:text-style-name="MP1" svg:width="16.999cm" svg:height="6.104cm" draw:transform="skewX (-7.17892054660743E-017) rotate (0.785398163397448) translate (0.331611111111111cm 15.6698472222222cm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6" draw:name="PowerPlusWaterMarkObject" draw:style-name="Mgr2" draw:text-style-name="MP1" svg:width="11.399cm" svg:height="4.091cm" draw:transform="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7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8" draw:name="PowerPlusWaterMarkObject" draw:style-name="Mgr3" draw:text-style-name="MP1" svg:width="17.999cm" svg:height="6.462cm" draw:transform="skewX (-6.40441098811185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9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0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1" draw:name="PowerPlusWaterMarkObject" draw:style-name="Mgr1" draw:text-style-name="MP1" svg:width="16.999cm" svg:height="6.104cm" draw:transform="skewX (-7.17892054660743E-017) rotate (0.785398163397448)"><text:p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6:03:42.182210113</meta:creation-date>
    <dc:date>2021-07-02T17:46:19.969147368</dc:date>
    <meta:editing-duration>PT1H5M12S</meta:editing-duration>
    <meta:editing-cycles>195</meta:editing-cycles>
    <meta:generator>LibreOffice/6.1.5.2$Linux_x86 LibreOffice_project/10$Build-2</meta:generator>
    <meta:document-statistic meta:table-count="0" meta:image-count="0" meta:object-count="0" meta:page-count="3" meta:paragraph-count="57" meta:word-count="642" meta:character-count="3722" meta:non-whitespace-character-count="3182"/>
  </office:meta>
</office:document-meta>
</file>